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gif" manifest:full-path="Pictures/10000000000000F100000019C59EC4B0.gif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Menlo Regular" svg:font-family="'Menlo Regular'" style:font-pitch="variable"/>
    <style:font-face style:name="ÇlÇr ñæí©" svg:font-family="'ÇlÇr ñæí©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Footer">
      <style:text-properties style:font-name="Times New Roman"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.2898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.3071in" fo:margin-right="0.8598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3071in" fo:margin-right="0.8598in" fo:text-align="start" style:justify-single-word="false" fo:text-indent="0.1929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3071in" fo:margin-right="0.8598in" fo:text-align="start" style:justify-single-word="false" fo:text-indent="0.1929in" style:auto-text-indent="false"/>
      <style:text-properties fo:color="#666666" fo:font-weight="bold" style:font-weight-asian="bold" style:font-weight-complex="bold"/>
    </style:style>
    <style:style style:name="P9" style:family="paragraph" style:parent-style-name="Text_20_body">
      <style:paragraph-properties fo:margin-left="0.3161in" fo:margin-right="0in" fo:text-indent="0in" style:auto-text-indent="false"/>
    </style:style>
    <style:style style:name="P10" style:family="paragraph" style:parent-style-name="Text_20_body">
      <style:paragraph-properties fo:margin-left="0.3161in" fo:margin-right="0in" fo:text-indent="0in" style:auto-text-indent="false"/>
      <style:text-properties fo:font-size="10pt" style:font-size-asian="10pt" style:font-size-complex="10pt"/>
    </style:style>
    <style:style style:name="P11" style:family="paragraph" style:parent-style-name="Text_20_body">
      <style:paragraph-properties fo:margin-left="0.3161in" fo:margin-right="0in" fo:text-indent="0in" style:auto-text-indent="false"/>
      <style:text-properties fo:font-size="13pt" style:font-size-asian="13pt" style:font-size-complex="13pt"/>
    </style:style>
    <style:style style:name="P12" style:family="paragraph" style:parent-style-name="Text_20_body">
      <style:paragraph-properties fo:margin-left="0.3161in" fo:margin-right="0in" fo:text-indent="0in" style:auto-text-indent="false"/>
      <style:text-properties fo:color="#000000" fo:font-size="10pt" style:font-size-asian="10pt" style:font-size-complex="10pt"/>
    </style:style>
    <style:style style:name="P13" style:family="paragraph" style:parent-style-name="Standard">
      <style:paragraph-properties fo:margin-left="0.3161in" fo:margin-right="0in" fo:text-indent="0in" style:auto-text-indent="false"/>
      <style:text-properties fo:color="#000000" fo:font-size="8pt" style:font-size-asian="8pt" style:font-size-complex="8pt"/>
    </style:style>
    <style:style style:name="P14" style:family="paragraph" style:parent-style-name="Standard">
      <style:paragraph-properties fo:margin-left="0.3161in" fo:margin-right="0in" fo:text-indent="0in" style:auto-text-indent="false"/>
      <style:text-properties fo:color="#000000" fo:font-size="12pt" style:font-size-asian="12pt" style:font-size-complex="12pt"/>
    </style:style>
    <style:style style:name="P15" style:family="paragraph" style:parent-style-name="Text_20_body">
      <style:paragraph-properties fo:margin-left="0in" fo:margin-right="0in" fo:text-indent="0.2807in" style:auto-text-indent="false"/>
    </style:style>
    <style:style style:name="P16" style:family="paragraph" style:parent-style-name="Text_20_body">
      <style:paragraph-properties fo:margin-left="0.2807in" fo:margin-right="0in" fo:text-indent="0in" style:auto-text-indent="false"/>
    </style:style>
    <style:style style:name="P17" style:family="paragraph" style:parent-style-name="Text_20_body">
      <style:paragraph-properties fo:margin-left="0.3161in" fo:margin-right="0.1929in" fo:text-indent="0in" style:auto-text-indent="false"/>
    </style:style>
    <style:style style:name="P18" style:family="paragraph" style:parent-style-name="Text_20_body">
      <style:paragraph-properties fo:margin-left="0.5in" fo:margin-right="0in" fo:text-indent="0in" style:auto-text-indent="false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P19" style:family="paragraph" style:parent-style-name="Text_20_body">
      <style:paragraph-properties fo:margin-left="0.5in" fo:margin-right="0in" fo:text-indent="0in" style:auto-text-indent="false"/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21" style:family="paragraph" style:parent-style-name="List_20_Paragraph">
      <style:paragraph-properties fo:margin-left="0.5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Times New Roman" style:font-size-complex="12pt" style:language-complex="en" style:country-complex="US"/>
    </style:style>
    <style:style style:name="P22" style:family="paragraph" style:parent-style-name="List_20_Paragraph">
      <style:paragraph-properties fo:margin-left="0.5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Times New Roman" style:font-size-complex="12pt" style:language-complex="en" style:country-complex="US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fo:font-weight="bold" style:font-name-asian="ÇlÇr ñæí©" style:font-size-asian="12pt" style:language-asian="en" style:country-asian="US" style:font-weight-asian="bold" style:font-name-complex="Times New Roman" style:font-size-complex="12pt" style:language-complex="en" style:country-complex="US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fo:font-weight="bold" style:font-name-asian="ÇlÇr ñæí©" style:font-size-asian="12pt" style:language-asian="en" style:country-asian="US" style:font-weight-asian="bold" style:font-name-complex="Cambria" style:font-size-complex="12pt" style:language-complex="en" style:country-complex="US" style:font-weight-complex="bold"/>
    </style:style>
    <style:style style:name="P27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P28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color="#000000" style:font-name="Courier"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margin-left="0.5091in" fo:margin-right="0in" fo:text-align="start" style:justify-single-word="false" fo:text-indent="0in" style:auto-text-indent="false"/>
      <style:text-properties fo:color="#008000" fo:font-size="26pt" fo:font-weight="bold" style:font-size-asian="26pt" style:font-weight-asian="bold" style:font-size-complex="26pt" style:font-weight-complex="bold"/>
    </style:style>
    <style:style style:name="P31" style:family="paragraph" style:parent-style-name="Text_20_body">
      <style:paragraph-properties fo:margin-left="0.5in" fo:margin-right="0in" fo:text-indent="-0.1701in" style:auto-text-indent="false">
        <style:tab-stops/>
      </style:paragraph-properties>
    </style:style>
    <style:style style:name="P32" style:family="paragraph" style:parent-style-name="Text_20_body">
      <style:paragraph-properties fo:margin-left="0.5in" fo:margin-right="0in" fo:text-indent="-0.1701in" style:auto-text-indent="false">
        <style:tab-stops/>
      </style:paragraph-properties>
      <style:text-properties fo:font-style="normal" style:font-style-asian="normal" style:font-style-complex="normal"/>
    </style:style>
    <style:style style:name="P33" style:family="paragraph" style:parent-style-name="Text_20_body">
      <style:paragraph-properties fo:margin-left="0.3299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margin-left="0.3299in" fo:margin-right="0in" fo:text-indent="0in" style:auto-text-indent="false">
        <style:tab-stops/>
      </style:paragraph-properties>
    </style:style>
    <style:style style:name="P35" style:family="paragraph" style:parent-style-name="Text_20_body">
      <style:paragraph-properties fo:margin-left="0.3299in" fo:margin-right="0in" fo:text-indent="0in" style:auto-text-indent="false">
        <style:tab-stops/>
      </style:paragraph-properties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margin-left="0.3417in" fo:margin-right="0.3055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37" style:family="paragraph" style:parent-style-name="Text_20_body">
      <style:paragraph-properties fo:margin-left="0.3417in" fo:margin-right="0.3055in" fo:text-indent="0in" style:auto-text-indent="false"/>
    </style:style>
    <style:style style:name="P38" style:family="paragraph" style:parent-style-name="Text_20_body">
      <style:paragraph-properties fo:margin-left="0.3083in" fo:margin-right="0in" fo:text-indent="0in" style:auto-text-indent="false">
        <style:tab-stops/>
      </style:paragraph-properties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left="0.3in" fo:margin-right="0in" fo:text-indent="-0.0264in" style:auto-text-indent="false" fo:break-before="page">
        <style:tab-stops/>
      </style:paragraph-properties>
      <style:text-properties fo:color="#00ae00" fo:font-size="18pt" style:font-size-asian="18pt" style:font-size-complex="18pt"/>
    </style:style>
    <style:style style:name="P44" style:family="paragraph" style:parent-style-name="Heading_20_1">
      <style:paragraph-properties fo:margin-left="0.2807in" fo:margin-right="0in" fo:text-indent="0in" style:auto-text-indent="false"/>
      <style:text-properties fo:color="#00ae00" fo:font-size="18pt" style:font-size-asian="18pt" style:font-size-complex="18pt"/>
    </style:style>
    <style:style style:name="P45" style:family="paragraph" style:parent-style-name="Heading_20_1">
      <style:paragraph-properties fo:margin-left="0.2898in" fo:margin-right="0in" fo:text-indent="0.0091in" style:auto-text-indent="false"/>
      <style:text-properties fo:color="#00ae00" fo:font-size="18pt" style:font-size-asian="18pt" style:font-size-complex="18pt"/>
    </style:style>
    <style:style style:name="P46" style:family="paragraph" style:parent-style-name="Heading_20_1">
      <style:paragraph-properties fo:margin-left="0.3071in" fo:margin-right="0in" fo:text-indent="0in" style:auto-text-indent="false"/>
      <style:text-properties fo:color="#00ae00" fo:font-size="18pt" style:font-size-asian="18pt" style:font-size-complex="18pt"/>
    </style:style>
    <style:style style:name="P47" style:family="paragraph" style:parent-style-name="Heading_20_1">
      <style:paragraph-properties fo:margin-left="0.3161in" fo:margin-right="0in" fo:text-indent="0in" style:auto-text-indent="false"/>
      <style:text-properties fo:color="#00ae00" fo:font-size="18pt" style:font-size-asian="18pt" style:font-size-complex="18pt"/>
    </style:style>
    <style:style style:name="P48" style:family="paragraph" style:parent-style-name="Heading_20_2">
      <style:paragraph-properties fo:margin-left="0.3161in" fo:margin-right="0.1929in" fo:text-indent="0in" style:auto-text-indent="false"/>
      <style:text-properties fo:color="#000000"/>
    </style:style>
    <style:style style:name="P49" style:family="paragraph" style:parent-style-name="Heading_20_2">
      <style:paragraph-properties fo:margin-left="0.3161in" fo:margin-right="0.1929in" fo:text-indent="0in" style:auto-text-indent="false"/>
      <style:text-properties fo:color="#000000" fo:font-size="16pt" style:font-size-asian="16pt" style:font-size-complex="16pt"/>
    </style:style>
    <style:style style:name="P50" style:family="paragraph" style:parent-style-name="Heading_20_2">
      <style:paragraph-properties fo:margin-left="0.3193in" fo:margin-right="0in" fo:text-indent="0in" style:auto-text-indent="false">
        <style:tab-stops/>
      </style:paragraph-properties>
      <style:text-properties fo:color="#000000" style:font-name="Arial" fo:font-size="16pt" fo:font-style="italic" style:font-size-asian="16pt" style:font-style-asian="italic" style:font-size-complex="16pt" style:font-style-complex="italic"/>
    </style:style>
    <style:style style:name="P51" style:family="paragraph" style:parent-style-name="Heading_20_2">
      <style:paragraph-properties fo:margin-left="0.3402in" fo:margin-right="0in" fo:text-indent="-0.0102in" style:auto-text-indent="false">
        <style:tab-stops/>
      </style:paragraph-properties>
      <style:text-properties fo:color="#000000" style:font-name="Arial" fo:font-size="16pt" fo:font-style="italic" style:font-size-asian="16pt" style:font-style-asian="italic" style:font-size-complex="16pt" style:font-style-complex="italic"/>
    </style:style>
    <style:style style:name="P52" style:family="paragraph" style:parent-style-name="Heading_20_2">
      <style:paragraph-properties fo:margin-left="0.3161in" fo:margin-right="0in" fo:text-indent="0in" style:auto-text-indent="false"/>
      <style:text-properties fo:font-size="16pt" style:font-size-asian="16pt" style:font-size-complex="16pt"/>
    </style:style>
    <style:style style:name="P53" style:family="paragraph" style:parent-style-name="Heading_20_2">
      <style:paragraph-properties fo:margin-left="0.3161in" fo:margin-right="0in" fo:text-indent="0in" style:auto-text-indent="false">
        <style:tab-stops/>
      </style:paragraph-properties>
      <style:text-properties fo:font-size="16pt" style:font-size-asian="16pt" style:font-size-complex="16pt"/>
    </style:style>
    <style:style style:name="P54" style:family="paragraph" style:parent-style-name="Heading_20_2">
      <style:paragraph-properties fo:margin-left="0.3161in" fo:margin-right="0in" fo:text-indent="0in" style:auto-text-indent="false"/>
      <style:text-properties fo:color="#000000" fo:font-size="16pt" style:font-size-asian="16pt" style:font-size-complex="16pt"/>
    </style:style>
    <style:style style:name="P55" style:family="paragraph" style:parent-style-name="Heading_20_3">
      <style:paragraph-properties fo:margin-left="0.5in" fo:margin-right="0in" fo:text-indent="-0.1701in" style:auto-text-indent="false">
        <style:tab-stops/>
      </style:paragraph-properties>
      <style:text-properties fo:color="#000000" style:font-name="Arial" fo:font-size="14pt" fo:font-style="normal" style:font-size-asian="14pt" style:font-style-asian="normal" style:font-size-complex="14pt" style:font-style-complex="normal"/>
    </style:style>
    <style:style style:name="P56" style:family="paragraph" style:parent-style-name="Heading_20_5">
      <style:paragraph-properties fo:margin-left="0.7in" fo:margin-right="0in" fo:text-indent="-0.389in" style:auto-text-indent="false">
        <style:tab-stops/>
      </style:paragraph-properties>
      <style:text-properties fo:color="#000000" style:font-name="Arial" fo:font-size="14pt" fo:font-style="normal" style:font-size-asian="14pt" style:font-style-asian="normal" style:font-size-complex="14pt" style:font-style-complex="normal"/>
    </style:style>
    <style:style style:name="P57" style:family="paragraph" style:parent-style-name="List_20_Paragraph" style:list-style-name="RTF_5f_Num_20_3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58" style:family="paragraph" style:parent-style-name="List_20_Paragraph" style:list-style-name="RTF_5f_Num_20_6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59" style:family="paragraph" style:parent-style-name="List_20_Paragraph" style:list-style-name="RTF_5f_Num_20_9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0" style:family="paragraph" style:parent-style-name="List_20_Paragraph" style:list-style-name="RTF_5f_Num_20_5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1" style:family="paragraph" style:parent-style-name="List_20_Paragraph" style:list-style-name="RTF_5f_Num_20_8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2" style:family="paragraph" style:parent-style-name="List_20_Paragraph" style:list-style-name="RTF_5f_Num_20_7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3" style:family="paragraph" style:parent-style-name="List_20_Paragraph" style:list-style-name="RTF_5f_Num_20_4">
      <style:paragraph-properties fo:margin-left="0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4" style:family="paragraph" style:parent-style-name="List_20_Paragraph" style:list-style-name="RTF_5f_Num_20_7">
      <style:paragraph-properties fo:margin-left="0.2425in" fo:margin-right="0.2689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5" style:family="paragraph" style:parent-style-name="List_20_Paragraph" style:list-style-name="RTF_5f_Num_20_7">
      <style:paragraph-properties fo:margin-left="0.2425in" fo:margin-right="0in" fo:text-align="start" style:justify-single-word="false" fo:text-indent="0in" style:auto-text-indent="false" style:text-autospace="none" style:vertical-align="auto" style:writing-mode="lr-tb">
        <style:tab-stops/>
      </style:paragraph-properties>
      <style:text-properties style:font-name="Times New Roman" fo:font-size="12pt" fo:language="en" fo:country="US" style:font-name-asian="ÇlÇr ñæí©" style:font-size-asian="12pt" style:language-asian="en" style:country-asian="US" style:font-name-complex="Cambria" style:font-size-complex="12pt" style:language-complex="en" style:country-complex="US"/>
    </style:style>
    <style:style style:name="P66" style:family="paragraph" style:parent-style-name="Text_20_body" style:list-style-name="L5"/>
    <style:style style:name="P67" style:family="paragraph" style:parent-style-name="Text_20_body" style:list-style-name="L5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Text_20_body" style:list-style-name="L5">
      <style:text-properties fo:color="#000000" style:font-name="Times New Roman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Text_20_body" style:list-style-name="L5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70" style:family="paragraph" style:parent-style-name="Text_20_body" style:list-style-name="L5">
      <style:text-properties fo:color="#000000" style:font-name="Times New Roman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 style:list-style-name="L9">
      <style:paragraph-properties>
        <style:tab-stops/>
      </style:paragraph-properties>
    </style:style>
    <style:style style:name="P72" style:family="paragraph" style:parent-style-name="Text_20_body" style:list-style-name="L12">
      <style:paragraph-properties>
        <style:tab-stops/>
      </style:paragraph-properties>
    </style:style>
    <style:style style:name="P73" style:family="paragraph" style:parent-style-name="Text_20_body" style:list-style-name="L13">
      <style:paragraph-properties>
        <style:tab-stops/>
      </style:paragraph-properties>
    </style:style>
    <style:style style:name="P74" style:family="paragraph" style:parent-style-name="Text_20_body" style:list-style-name="L1">
      <style:paragraph-properties fo:margin-left="0.5in" fo:margin-right="0in" fo:text-indent="0in" style:auto-text-indent="false"/>
    </style:style>
    <style:style style:name="P75" style:family="paragraph" style:parent-style-name="Text_20_body" style:list-style-name="L3">
      <style:paragraph-properties fo:margin-left="0.5in" fo:margin-right="0in" fo:text-indent="0in" style:auto-text-indent="false"/>
    </style:style>
    <style:style style:name="P76" style:family="paragraph" style:parent-style-name="Text_20_body" style:list-style-name="L4">
      <style:paragraph-properties fo:margin-left="0.5in" fo:margin-right="0in" fo:text-indent="0in" style:auto-text-indent="false"/>
    </style:style>
    <style:style style:name="P77" style:family="paragraph" style:parent-style-name="Text_20_body" style:list-style-name="L2">
      <style:paragraph-properties fo:margin-left="0.5091in" fo:margin-right="0in" fo:text-indent="0in" style:auto-text-indent="false"/>
    </style:style>
    <style:style style:name="P78" style:family="paragraph" style:parent-style-name="Text_20_body" style:list-style-name="L6">
      <style:paragraph-properties fo:margin-left="0.3299in" fo:margin-right="0in" fo:text-indent="0in" style:auto-text-indent="false">
        <style:tab-stops/>
      </style:paragraph-properties>
    </style:style>
    <style:style style:name="P79" style:family="paragraph" style:parent-style-name="Text_20_body" style:list-style-name="L7">
      <style:paragraph-properties fo:margin-left="0.3299in" fo:margin-right="0in" fo:text-indent="0in" style:auto-text-indent="false">
        <style:tab-stops/>
      </style:paragraph-properties>
    </style:style>
    <style:style style:name="P80" style:family="paragraph" style:parent-style-name="Text_20_body" style:list-style-name="L8">
      <style:paragraph-properties fo:margin-left="0.3299in" fo:margin-right="0in" fo:text-indent="0in" style:auto-text-indent="false">
        <style:tab-stops/>
      </style:paragraph-properties>
    </style:style>
    <style:style style:name="P81" style:family="paragraph" style:parent-style-name="Text_20_body" style:list-style-name="L9">
      <style:paragraph-properties fo:margin-left="0.3299in" fo:margin-right="0in" fo:text-indent="0in" style:auto-text-indent="false">
        <style:tab-stops/>
      </style:paragraph-properties>
    </style:style>
    <style:style style:name="P82" style:family="paragraph" style:parent-style-name="Text_20_body" style:list-style-name="L11">
      <style:paragraph-properties fo:margin-left="0.3299in" fo:margin-right="0in" fo:text-indent="0in" style:auto-text-indent="false">
        <style:tab-stops/>
      </style:paragraph-properties>
    </style:style>
    <style:style style:name="P83" style:family="paragraph" style:parent-style-name="Text_20_body" style:list-style-name="L12">
      <style:paragraph-properties fo:margin-left="0.3299in" fo:margin-right="0in" fo:text-indent="0in" style:auto-text-indent="false">
        <style:tab-stops/>
      </style:paragraph-properties>
    </style:style>
    <style:style style:name="P84" style:family="paragraph" style:parent-style-name="Text_20_body" style:list-style-name="L13">
      <style:paragraph-properties fo:margin-left="0.3299in" fo:margin-right="0in" fo:text-indent="0in" style:auto-text-indent="false">
        <style:tab-stops/>
      </style:paragraph-properties>
    </style:style>
    <style:style style:name="P85" style:family="paragraph" style:parent-style-name="Text_20_body" style:list-style-name="L14">
      <style:paragraph-properties fo:margin-left="0.3299in" fo:margin-right="0in" fo:text-indent="0in" style:auto-text-indent="false">
        <style:tab-stops/>
      </style:paragraph-properties>
    </style:style>
    <style:style style:name="P86" style:family="paragraph" style:parent-style-name="Text_20_body" style:list-style-name="L7">
      <style:paragraph-properties fo:margin-left="0.5in" fo:margin-right="0in" fo:text-indent="-0.1701in" style:auto-text-indent="false">
        <style:tab-stops/>
      </style:paragraph-properties>
    </style:style>
    <style:style style:name="P87" style:family="paragraph" style:parent-style-name="Text_20_body" style:list-style-name="L8">
      <style:paragraph-properties fo:margin-left="0.5in" fo:margin-right="0in" fo:text-indent="-0.1701in" style:auto-text-indent="false">
        <style:tab-stops/>
      </style:paragraph-properties>
    </style:style>
    <style:style style:name="P88" style:family="paragraph" style:parent-style-name="Text_20_body" style:list-style-name="L10">
      <style:paragraph-properties fo:margin-left="0.5in" fo:margin-right="0in" fo:text-indent="-0.1701in" style:auto-text-indent="false">
        <style:tab-stops/>
      </style:paragraph-properties>
    </style:style>
    <style:style style:name="P89" style:family="paragraph" style:parent-style-name="Text_20_body" style:list-style-name="L14">
      <style:paragraph-properties fo:margin-left="0.5in" fo:margin-right="0in" fo:text-indent="-0.1701in" style:auto-text-indent="false">
        <style:tab-stops/>
      </style:paragraph-properties>
    </style:style>
    <style:style style:name="P90" style:family="paragraph" style:parent-style-name="Text_20_body" style:list-style-name="L11">
      <style:paragraph-properties fo:margin-left="0in" fo:margin-right="0in" fo:text-indent="0in" style:auto-text-indent="false"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7" style:family="text">
      <style:text-properties fo:color="#000000" style:font-name="Times New Roman" fo:font-size="12pt" fo:font-style="normal" fo:background-color="#ffffff" style:font-size-asian="12pt" style:font-style-asian="normal" style:font-size-complex="12pt" style:font-style-complex="normal"/>
    </style:style>
    <style:style style:name="T8" style:family="text">
      <style:text-properties fo:color="#000000" style:font-name="Times New Roman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Times New Roman" fo:font-size="12pt" fo:font-style="italic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-complex="Menlo Regular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666666"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font-name-complex="Times New Roman"/>
    </style:style>
    <style:style style:name="T18" style:family="text">
      <style:text-properties fo:color="#26474b" style:font-name-complex="Menlo Regular"/>
    </style:style>
    <style:style style:name="T19" style:family="text">
      <style:text-properties style:font-name="Couri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27%" draw:contrast="0%" draw:red="-37%" draw:green="38%" draw:blue="-10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draw:frame draw:style-name="fr1" draw:name="graphics1" text:anchor-type="paragraph" svg:x="0.3307in" svg:y="0.1937in" svg:width="2.1138in" svg:height="0.2193in" draw:z-index="0"><draw:image xlink:href="Pictures/10000000000000F100000019C59EC4B0.gif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0">Emediate iOS SDK</text:p>
      <text:p text:style-name="P30">Developer Guide</text:p>
      <text:p text:style-name="P6"/>
      <text:p text:style-name="P7"><draw:frame draw:style-name="fr2" draw:name="graphics2" text:anchor-type="paragraph" svg:width="5.6138in" svg:height="0.0437in" draw:z-index="1"><draw:image xlink:href="../../../../../Downloads/Applications/OpenOffice.org.app/Contents/basis-link/share/gallery/rulers/blurulr6.gif" xlink:type="simple" xlink:show="embed" xlink:actuate="onLoad"/></draw:frame></text:p>
      <text:p text:style-name="P8"><text:s/></text:p>
      <text:p text:style-name="P6"/>
      <text:p text:style-name="P5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40">Overview<text:tab/>3</text:p>
          <text:p text:style-name="P40">Introduction<text:tab/>3</text:p>
          <text:p text:style-name="P40">Specification<text:tab/>3</text:p>
          <text:p text:style-name="P40">Development Requirement<text:tab/>3</text:p>
          <text:p text:style-name="P40">SDK Contents<text:tab/>3</text:p>
          <text:p text:style-name="P40">SDK Installation Instructions<text:tab/>4</text:p>
          <text:p text:style-name="P41">Installation of iOS SDK <text:tab/>4</text:p>
          <text:p text:style-name="P41">Installation of Emediate iOS SDK<text:tab/>4</text:p>
          <text:p text:style-name="P42"><text:s text:c="6"/>Steps to create a library<text:tab/>4</text:p>
          <text:p text:style-name="P42"><text:s text:c="5"/>Steps to enable location services in the iOS Simulator<text:tab/>5</text:p>
          <text:p text:style-name="P40">Emediate Mobile Ads URL<text:tab/>6</text:p>
          <text:p text:style-name="P41">URL Example<text:tab/>6</text:p>
          <text:p text:style-name="P41">Model<text:tab/>6</text:p>
          <text:p text:style-name="P40">SDK API References<text:tab/>7</text:p>
          <text:p text:style-name="P41">Class EmediateAdView<text:tab/>7</text:p>
          <text:p text:style-name="P42">Global functions<text:tab/>7</text:p>
          <text:p text:style-name="P41">Protocol MRAIDViewDelegate<text:tab/>8</text:p>
          <text:p text:style-name="P42">Required functions<text:tab/>8</text:p>
          <text:p text:style-name="P42">Optional functions<text:tab/>8</text:p>
          <text:p text:style-name="P40">Usages of SDK<text:tab/>10</text:p>
          <text:p text:style-name="P41">Basic Class import<text:tab/>10</text:p>
          <text:p text:style-name="P41">Add EmediateAdView<text:tab/>10</text:p>
          <text:p text:style-name="P41">Remove EmediateAdView<text:tab/>11</text:p>
        </text:index-body>
      </text:table-of-content>
      <text:p text:style-name="P5"/>
      <text:h text:style-name="P43" text:outline-level="1">Overview</text:h>
      <text:p text:style-name="P15">This document contains the following descriptions:</text:p>
      <text:list xml:id="list8600705328760081526" text:style-name="L1">
        <text:list-item>
          <text:p text:style-name="P74">Introduction</text:p>
        </text:list-item>
        <text:list-item>
          <text:p text:style-name="P74">Specification</text:p>
        </text:list-item>
        <text:list-item>
          <text:p text:style-name="P74">Development Requirement</text:p>
        </text:list-item>
        <text:list-item>
          <text:p text:style-name="P74">SDK Contents</text:p>
        </text:list-item>
        <text:list-item>
          <text:p text:style-name="P74">SDK Installation Instructions</text:p>
        </text:list-item>
        <text:list-item>
          <text:p text:style-name="P74">SDK API References</text:p>
        </text:list-item>
        <text:list-item>
          <text:p text:style-name="P74">Usages of this SDK </text:p>
        </text:list-item>
      </text:list>
      <text:h text:style-name="P44" text:outline-level="1">Introduction</text:h>
      <text:p text:style-name="P16">Emediate iOS SDK is designed for facilitating iOS native mobile apps development with Emediate Mobile Ads, and speeds up both software development time as well as minimizing integration/design issues.</text:p>
      <text:h text:style-name="P44" text:outline-level="1">Specification</text:h>
      <text:p text:style-name="P16">Emediate iOS SDK is a MRAID v1.0 and ORMMA level 1 compliant SDK. Reference implementations for MRAID and ORMMA can be found as follows:</text:p>
      <text:list xml:id="list5745436626365494522" text:style-name="L2">
        <text:list-item>
          <text:p text:style-name="P77"><text:a xlink:type="simple" xlink:href="http://code.google.com/p/ormma/">http://code.google.com/p/ormma/</text:a></text:p>
        </text:list-item>
        <text:list-item>
          <text:p text:style-name="P77"><text:a xlink:type="simple" xlink:href="http://www.iab.net/mraid">http://www.iab.net/mraid</text:a></text:p>
        </text:list-item>
      </text:list>
      <text:h text:style-name="P44" text:outline-level="1">Development Requirement</text:h>
      <text:list xml:id="list1621646449852937626" text:style-name="L3">
        <text:list-item>
          <text:p text:style-name="P75">iOS SDK --- iOS 5.0+</text:p>
        </text:list-item>
        <text:list-item>
          <text:p text:style-name="P75">Xcode</text:p>
        </text:list-item>
        <text:list-item>
          <text:p text:style-name="P75">The SDK uses ARC.</text:p>
        </text:list-item>
      </text:list>
      <text:h text:style-name="P45" text:outline-level="1">SDK Contents</text:h>
      <text:list xml:id="list7230367967075143567" text:style-name="L4">
        <text:list-item>
          <text:p text:style-name="P76">EmediateSDK --- Emediate SDK Project files</text:p>
        </text:list-item>
        <text:list-item>
          <text:p text:style-name="P76">SampleApp --- Emediate SDK Test Demo Application</text:p>
        </text:list-item>
      </text:list>
      <text:p text:style-name="P20">The EmediateAds SDK project consists of the following groups:</text:p>
      <text:p text:style-name="P23"/>
      <text:list xml:id="list6564753142242302769" text:style-name="RTF_5f_Num_20_3">
        <text:list-item>
          <text:p text:style-name="P57">Private</text:p>
        </text:list-item>
        <text:list-item>
          <text:p text:style-name="P57">Public</text:p>
        </text:list-item>
        <text:list-item>
          <text:p text:style-name="P57">Third party</text:p>
        </text:list-item>
        <text:list-item>
          <text:p text:style-name="P57">Resources</text:p>
        </text:list-item>
        <text:list-item>
          <text:p text:style-name="P57">Products</text:p>
        </text:list-item>
      </text:list>
      <text:p text:style-name="P21"><text:soft-page-break/></text:p>
      <text:p text:style-name="P21"/>
      <text:p text:style-name="P36"><text:span text:style-name="T15">1. Private:</text:span> <text:s/>This group consists of 4 sub groups: Data model, Cache implementations, JavaScript bridge, and Utility.</text:p>
      <text:p text:style-name="P36"/>
      <text:p text:style-name="P36">Data model: This sub group provides the data storage capabilities to the SQLite database.</text:p>
      <text:p text:style-name="P36"/>
      <text:p text:style-name="P36">Cache Implementations: This sub group is responsible for making requests to the server and storing them in a local cache.</text:p>
      <text:p text:style-name="P36"/>
      <text:p text:style-name="P36">Java script bridge: This sub group provides the communication between the MRAID/ORMMA script and the iOS webview component.</text:p>
      <text:p text:style-name="P36"/>
      <text:p text:style-name="P36">Utility: Utility classes which prevents the iOS webview component from bouncing and finds device orientation.</text:p>
      <text:p text:style-name="P36"/>
      <text:p text:style-name="P36"><text:span text:style-name="T15">2. Public: </text:span>The Public group consists of the classes that make up the public interface of the EmediateAds SDK. This includes views that hold the iOS webview component that loads the MRAID/ORMMA ads, finds and stores unique identifier of a device (a.k.a UDID) and the browser that loads the URL’s in iOS webview with full screen.</text:p>
      <text:p text:style-name="P36"/>
      <text:p text:style-name="P36"><text:span text:style-name="T15">3. Third party: </text:span>This group is responsible for sending HTTP requests, SQLite data base implementations, and a few extensions for existing apple classes (UIColor &amp; UIDevice).</text:p>
      <text:p text:style-name="P36"/>
      <text:p text:style-name="P36"><text:span text:style-name="T15">4. Resources:</text:span> This group holds the SQLite DB files, JavaScript files which implements the MRAID/ORMMA commands, and resources such as images.</text:p>
      <text:p text:style-name="P36"/>
      <text:p text:style-name="P36"><text:span text:style-name="T15">5. Products: </text:span>This group consists of the final library that understands the script with MRAID commands and processes the commands appropriately, and a bundle that holds the images required for the library. </text:p>
      <text:p text:style-name="P37"/>
      <text:h text:style-name="P46" text:outline-level="1">SDK Installation Instructions</text:h>
      <text:h text:style-name="P48" text:outline-level="2"><text:span text:style-name="T16">Installation of iOS SDK</text:span> </text:h>
      <text:p text:style-name="P17">Official iOS SDK download url: <text:a xlink:type="simple" xlink:href="https://developer.apple.com/devcenter/ios/index.action">https://developer.apple.com/devcenter/ios/index.action</text:a></text:p>
      <text:p text:style-name="P17">Download the iOS SDK, and set up your development environment according to the installation instruction supported by the above link.</text:p>
      <text:h text:style-name="P49" text:outline-level="2">Installation of Emediate iOS SDK</text:h>
      <text:p text:style-name="P17"/>
      <text:p text:style-name="P17">Instructions for installing the SDK are as follows:</text:p>
      <text:h text:style-name="Heading_20_3" text:outline-level="3"><text:soft-page-break/><text:s text:c="6"/>Steps to create a library</text:h>
      <text:p text:style-name="P24"/>
      <text:list xml:id="list7823378391200775698" text:style-name="RTF_5f_Num_20_6">
        <text:list-item>
          <text:p text:style-name="P58">Open the EmediateSDK project</text:p>
        </text:list-item>
        <text:list-item>
          <text:p text:style-name="P58">Build the project.</text:p>
        </text:list-item>
        <text:list-item>
          <text:p text:style-name="P58">Once the build finishes, navigate to the following path to find the library file(s).</text:p>
        </text:list-item>
      </text:list>
      <text:p text:style-name="P22">/Library/Developer/Xcode/DerivedData/EmediateSDK-Unique-identifier/Build/Products</text:p>
      <text:list xml:id="list860401225" text:continue-numbering="true" text:style-name="RTF_5f_Num_20_6">
        <text:list-item>
          <text:p text:style-name="P58">In the above-mentioned path there will be 3 folders.</text:p>
        </text:list-item>
      </text:list>
      <text:list xml:id="list237913882297031177" text:style-name="RTF_5f_Num_20_9">
        <text:list-item>
          <text:p text:style-name="P59">Debug-iphoneos</text:p>
        </text:list-item>
        <text:list-item>
          <text:p text:style-name="P59">Debug-iphonesimulator</text:p>
        </text:list-item>
        <text:list-item>
          <text:p text:style-name="P59">Debug-universal</text:p>
        </text:list-item>
      </text:list>
      <text:list xml:id="list2022184733" text:continue-list="list860401225" text:style-name="RTF_5f_Num_20_6">
        <text:list-item>
          <text:p text:style-name="P58">Add all the files in the Debug-universal folder into the project where EmediateSDK needs to be incorporated. Debug-universal folder contains following files</text:p>
        </text:list-item>
      </text:list>
      <text:list xml:id="list758304684144311578" text:style-name="RTF_5f_Num_20_5">
        <text:list-item>
          <text:p text:style-name="P60">EmediateAdView.h </text:p>
        </text:list-item>
        <text:list-item>
          <text:p text:style-name="P60">libEmediateSDK.a <text:s/></text:p>
        </text:list-item>
        <text:list-item>
          <text:p text:style-name="P60">MRAID.bundle</text:p>
        </text:list-item>
        <text:list-item>
          <text:p text:style-name="P60">MRAIDView.h</text:p>
        </text:list-item>
        <text:list-item>
          <text:p text:style-name="P60">MRAIDWebBrowserViewController.h </text:p>
        </text:list-item>
        <text:list-item>
          <text:p text:style-name="P60">MRAIDAVPlayer.h</text:p>
        </text:list-item>
      </text:list>
      <text:p text:style-name="P25"/>
      <text:h text:style-name="Heading_20_3" text:outline-level="3"><text:s text:c="5"/>Steps to enable location services in the iOS Simulator</text:h>
      <text:p text:style-name="P25"/>
      <text:list xml:id="list8927982465198091272" text:style-name="RTF_5f_Num_20_8">
        <text:list-item>
          <text:p text:style-name="P61">Enable location services in OSX <text:s/>“System preference -&gt; Security &amp; Privacy -&gt; Privacy tab -&gt; Enable location Services”</text:p>
        </text:list-item>
        <text:list-item>
          <text:p text:style-name="P61">Enable location services in the iOS Simulator “iOS Simulator -&gt; Debug -&gt; Location -&gt; Custom Location”</text:p>
        </text:list-item>
      </text:list>
      <text:p text:style-name="P24"/>
      <text:p text:style-name="P26"><text:s text:c="5"/>Add the following libraries and frameworks into the project:</text:p>
      <text:p text:style-name="P24"/>
      <text:list xml:id="list6856098363542881343" text:style-name="RTF_5f_Num_20_7">
        <text:list-item>
          <text:p text:style-name="P62">libz.1.1.3.dylib.</text:p>
        </text:list-item>
        <text:list-item>
          <text:p text:style-name="P64">libsqlite3.0.dylib</text:p>
        </text:list-item>
        <text:list-item>
          <text:p text:style-name="P62">Add the following frameworks in addition to the UIKit.framework, FoundationKit.framework:</text:p>
        </text:list-item>
      </text:list>
      <text:list xml:id="list1073743910205821023" text:style-name="RTF_5f_Num_20_4">
        <text:list-item>
          <text:p text:style-name="P63">MediaPlayer.framework</text:p>
        </text:list-item>
        <text:list-item>
          <text:p text:style-name="P63">SystemConfiguration.framework</text:p>
        </text:list-item>
        <text:list-item>
          <text:p text:style-name="P63">QuartzCore.framework</text:p>
        </text:list-item>
        <text:list-item>
          <text:p text:style-name="P63">MobileCoreServices.framework</text:p>
        </text:list-item>
        <text:list-item>
          <text:p text:style-name="P63">MessageUI.framework</text:p>
        </text:list-item>
        <text:list-item>
          <text:p text:style-name="P63">EventKit.framework</text:p>
        </text:list-item>
        <text:list-item>
          <text:p text:style-name="P63">EventKitUI.framework</text:p>
        </text:list-item>
        <text:list-item>
          <text:p text:style-name="P63">CoreMotion.framework</text:p>
        </text:list-item>
        <text:list-item>
          <text:p text:style-name="P63">CoreLocation.framework</text:p>
        </text:list-item>
        <text:list-item>
          <text:p text:style-name="P63">CoreFoundation.framework</text:p>
        </text:list-item>
        <text:list-item>
          <text:p text:style-name="P63">CoreData.framework</text:p>
        </text:list-item>
        <text:list-item>
          <text:p text:style-name="P63">CFNetwork.framework</text:p>
        </text:list-item>
        <text:list-item>
          <text:p text:style-name="P63">CoreGraphics.framework</text:p>
        </text:list-item>
      </text:list>
      <text:list xml:id="list1048801518" text:continue-list="list6856098363542881343" text:style-name="RTF_5f_Num_20_7">
        <text:list-item>
          <text:p text:style-name="P62">Import EmediateAdView.h into the class where you wish to display the ad<text:span text:style-name="T17">.</text:span></text:p>
        </text:list-item>
        <text:list-item>
          <text:p text:style-name="P62">Set the ad refresh rate using <text:span text:style-name="T18">fetchCampgainWithRefreshRate: </text:span>method. Defaults to 60 <text:soft-page-break/>seconds.</text:p>
        </text:list-item>
        <text:list-item>
          <text:p text:style-name="P62">Set the preload count for the campaign the adView is about to load using <text:span text:style-name="T18">enablePreloadWithCount:</text:span> method. Defaults to 5.</text:p>
        </text:list-item>
        <text:list-item>
          <text:p text:style-name="P62">Set the baseURL property.</text:p>
        </text:list-item>
        <text:list-item>
          <text:p text:style-name="P65">Send the <text:span text:style-name="T18">loadCreativeWithParameters</text:span><text:span text:style-name="T11">:</text:span> <text:s/>message to the EmediateAdView object<text:span text:style-name="T17">,</text:span> passing the parameters as a dictionary. These are parameters for the baseURL to fetch the ads.</text:p>
        </text:list-item>
        <text:list-item>
          <text:p text:style-name="P65">Set the mraidDelegate property to receive callbacks from the ads. </text:p>
        </text:list-item>
        <text:list-item>
          <text:p text:style-name="P65">Add “-all_load” to “Other Linker Flags” in Build Settings</text:p>
        </text:list-item>
      </text:list>
      <text:p text:style-name="P17"/>
      <text:h text:style-name="P47" text:outline-level="1">Emediate Mobile Ads URL</text:h>
      <text:h text:style-name="P50" text:outline-level="2">URL Example</text:h>
      <text:p text:style-name="P18">http://stage.emediate.eu/eas?cu=123&amp;cre=mu&amp;eas_uid=555&amp;EASTSDK=1&amp;EASTorientation=landscape&amp;EASTscreen=bi g&amp;EASTsection=sports </text:p>
      <text:h text:style-name="P51" text:outline-level="2">Model</text:h>
      <text:p text:style-name="P19">Emediate Mobile Ads URL includes a certain number of URL parameters which declare the specification of the ads. </text:p>
      <text:list xml:id="list1870821899856669305" text:style-name="L5">
        <text:list-item>
          <text:p text:style-name="P67">DEVICE_ID</text:p>
          <text:list>
            <text:list-item>
              <text:p text:style-name="P69">KeyName: eas_uid</text:p>
            </text:list-item>
            <text:list-item>
              <text:p text:style-name="P69">ValueType: unique 64bit unsigned integer</text:p>
            </text:list-item>
            <text:list-item>
              <text:p text:style-name="P69">IsMandatory: Yes</text:p>
            </text:list-item>
            <text:list-item>
              <text:p text:style-name="P66"><text:span text:style-name="T6">Description: This will be proceeded by SDK. </text:span><text:span text:style-name="T7">This should be generated in such a way that </text:span><text:span text:style-name="T4">the same number is always generated on the same device. The native device ID must not be used. i.e. hash the unique device id to generate the DEVICE _ID. </text:span></text:p>
            </text:list-item>
          </text:list>
        </text:list-item>
        <text:list-item>
          <text:p text:style-name="P68">SYSTEM_URL</text:p>
          <text:list>
            <text:list-item>
              <text:p text:style-name="P70">ValueType: String</text:p>
            </text:list-item>
            <text:list-item>
              <text:p text:style-name="P70">IsMandatory: Yes</text:p>
            </text:list-item>
            <text:list-item>
              <text:p text:style-name="P66"><text:span text:style-name="T8">DefaultValue: </text:span><text:a xlink:type="simple" xlink:href="http://stage.emediate.eu/eas">http://stage.emediate.eu/eas</text:a></text:p>
            </text:list-item>
          </text:list>
        </text:list-item>
        <text:list-item>
          <text:p text:style-name="P68">CONTENT_UNIT_ID</text:p>
          <text:list>
            <text:list-item>
              <text:p text:style-name="P70">KeyName: cu</text:p>
            </text:list-item>
            <text:list-item>
              <text:p text:style-name="P70">ValueType: unique unsigned integer</text:p>
            </text:list-item>
            <text:list-item>
              <text:p text:style-name="P70">IsMandator: Yes</text:p>
            </text:list-item>
            <text:list-item>
              <text:p text:style-name="P70">Description: Generate and store the Unique ID for current device, if not stored already.</text:p>
            </text:list-item>
          </text:list>
        </text:list-item>
        <text:list-item>
          <text:p text:style-name="P68">Optional parameters</text:p>
          <text:list>
            <text:list-item>
              <text:p text:style-name="P70"><text:soft-page-break/>KeyNameType: must be 16 chars or less</text:p>
            </text:list-item>
            <text:list-item>
              <text:p text:style-name="P70">ValueType: must be 32 chars or less</text:p>
            </text:list-item>
            <text:list-item>
              <text:p text:style-name="P66"><text:span text:style-name="T8">Format: </text:span><text:span text:style-name="T9">EAST{KeyName}={Value}</text:span></text:p>
            </text:list-item>
          </text:list>
        </text:list-item>
      </text:list>
      <text:h text:style-name="P47" text:outline-level="1">SDK API References</text:h>
      <text:h text:style-name="P52" text:outline-level="2"><text:span text:style-name="T10">Class</text:span><text:span text:style-name="T14"> EmediateAdView</text:span></text:h>
      <text:h text:style-name="P55" text:outline-level="3">Global functions</text:h>
      <text:list xml:id="list5271287813367906091" text:style-name="L6">
        <text:list-header>
          <text:p text:style-name="P78">- (void)<text:span text:style-name="T15">loadCreativeWithParameters</text:span>:(NSDictionary *)params;</text:p>
        </text:list-header>
      </text:list>
      <text:p text:style-name="P31"><text:tab/><text:tab/>Pass the required parameters to get the ads. Parameters dictionary contains key value <text:tab/>pairs that are used to prepare a request.</text:p>
      <text:p text:style-name="P31"><text:tab/><text:tab/>Parametes has the form key=value.</text:p>
      <text:p text:style-name="P31"><text:tab/><text:tab/> Eg: <text:span text:style-name="T19">cu=512;cre=mu;target=_blank</text:span></text:p>
      <text:p text:style-name="P31"><text:s/><text:tab/><text:tab/>For the above parameters , the dictionary should be prepared as follows:</text:p>
      <text:p text:style-name="P31"><text:tab/> <text:tab/><text:span text:style-name="T19">NSDictionary *dictionary = [[NSDictionary alloc] <text:tab/>initWithObjectsAndKeys:@"512", @"cu", @"mu", @"cre", <text:tab/>@"_blank", @"target", nil];</text:span></text:p>
      <text:p text:style-name="P31"><text:tab/> <text:tab/>Device UDID is appended at the end of the parameter list internally.</text:p>
      <text:p text:style-name="P31"/>
      <text:list xml:id="list8528306824840611902" text:style-name="L7">
        <text:list-header>
          <text:p text:style-name="P79">- (void)<text:span text:style-name="T15">fetchCampaignWithRefreshRate</text:span>:(NSInteger)refresh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6"><text:s text:c="12"/>The time interval at which the campaign gets refreshed. Can be 0 or negative which means “no refresh”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4"/>
      <text:list xml:id="list927529859" text:continue-numbering="true" text:style-name="L7">
        <text:list-header>
          <text:p text:style-name="P79">- (void)<text:span text:style-name="T15">enablePreloadWithCount</text:span>:(NSInteger)count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6"><text:s text:c="12"/>The number of ads that will be prealoaded (and cached) for the requested campaign. Can be 0 which means that preload is disabled and the SDK will query the server every time it needs to display an ad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4"/>
      <text:list xml:id="list7667689903438091752" text:style-name="L8">
        <text:list-header>
          <text:p text:style-name="P80">- (void)<text:span text:style-name="T15">refreshCreative</text:span>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7"><text:s text:c="12"/>Refreshes the campaign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1"/>
      <text:list xml:id="list1408857777597898724" text:style-name="L9">
        <text:list-header>
          <text:p text:style-name="P81">- (void)<text:span text:style-name="T15">stop</text:span>;</text:p>
          <text:list>
            <text:list-header>
              <text:p text:style-name="P71"><text:s text:c="12"/>Stops loading the campaign. Note that in this case <text:span text:style-name="T15">refreshCreative</text:span> will have no effect. To restart the campaign, <text:span text:style-name="T15">loadCreativeWithParameters:</text:span> should be called again.</text:p>
            </text:list-header>
          </text:list>
        </text:list-header>
      </text:list>
      <text:h text:style-name="P56" text:outline-level="5"><text:soft-page-break/>Global Properties</text:h>
      <text:p text:style-name="P33"><text:span text:style-name="T12">@property (nonatomic, retain) NSString *</text:span><text:span text:style-name="T13">baseURL</text:span><text:span text:style-name="T12">; </text:span></text:p>
      <text:p text:style-name="P28"><text:tab/><text:tab/>The base URL for the ads.</text:p>
      <text:p text:style-name="P35"/>
      <text:p text:style-name="P33"><text:span text:style-name="T12">@property (nonatomic, retain) NSDictionary *</text:span><text:span text:style-name="T13">parameters</text:span><text:span text:style-name="T12">;</text:span></text:p>
      <text:p text:style-name="P28"><text:tab/><text:tab/>Example parameters:</text:p>
      <text:p text:style-name="P29"><text:tab/><text:tab/>NSDictionary *dictionary = [[NSDictionary alloc] <text:tab/><text:tab/><text:tab/><text:tab/>initWithObjectsAndKeys:@"512", <text:tab/>@"cu", @"mu", @"cre", <text:tab/><text:tab/>@"_blank", @"target", nil];</text:p>
      <text:p text:style-name="P29"/>
      <text:p text:style-name="P33"><text:span text:style-name="T12">@property (nonatomic) NSInteger </text:span><text:span text:style-name="T13">refreshRate</text:span><text:span text:style-name="T12">;</text:span></text:p>
      <text:p text:style-name="P28"><text:tab/><text:tab/>The rate at which an ad will be refreshed.</text:p>
      <text:p text:style-name="P28"/>
      <text:p text:style-name="P33"><text:span text:style-name="T12">@property (nonatomic) NSInteger </text:span><text:span text:style-name="T13">preloadCount</text:span><text:span text:style-name="T12">;</text:span></text:p>
      <text:p text:style-name="P28"><text:tab/><text:tab/>The number of ads to preload.</text:p>
      <text:h text:style-name="P53" text:outline-level="2"><text:span text:style-name="T10">Protocol</text:span><text:span text:style-name="T14"> MRAIDViewDelegate</text:span></text:h>
      <text:h text:style-name="P55" text:outline-level="3">Required functions</text:h>
      <text:list xml:id="list2788188363851395360" text:style-name="L10">
        <text:list-item>
          <text:p text:style-name="P88">(UIViewController *)<text:span text:style-name="T15">mraidViewController</text:span>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8"><text:s text:c="10"/>Returns the view controller that is the owne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5" text:outline-level="3">Optional functions</text:h>
      <text:list xml:id="list6933926185873568882" text:style-name="L11">
        <text:list-header>
          <text:p text:style-name="P82">- (NSString *)<text:span text:style-name="T15">javascriptForInjection</text:span>;</text:p>
          <text:list>
            <text:list-header>
              <text:p text:style-name="P90"><text:s text:c="23"/>Called to allow the application to inject javascript into the creative.</text:p>
            </text:list-header>
          </text:list>
        </text:list-header>
      </text:list>
      <text:p text:style-name="P31"/>
      <text:p text:style-name="P31">- (void)<text:span text:style-name="T15">handleRequest</text:span>:(NSURLRequest *)request <text:span text:style-name="T15">forAd</text:span>:(MRAIDView *)adView;</text:p>
      <text:p text:style-name="P31"><text:tab/><text:tab/>Notifies the consumer that it should handle the specified request.</text:p>
      <text:p text:style-name="P31"><text:tab/><text:tab/>NOTE: REQUIRED IF A PROTOCOL IS REGISTERED</text:p>
      <text:p text:style-name="P31"/>
      <text:p text:style-name="P31">- (NSString *)<text:span text:style-name="T15">onLoadJavaScriptForAd</text:span>:(MRAIDView *)adView;</text:p>
      <text:p text:style-name="P31"><text:tab/><text:tab/>Called to allow the application to execute javascript on the creative at the time the <text:tab/>creative is loaded.</text:p>
      <text:p text:style-name="P31"/>
      <text:p text:style-name="P31">- (void)<text:span text:style-name="T15">failureLoadingAd</text:span>:(MRAIDView *)adView;</text:p>
      <text:p text:style-name="P31"><text:tab/><text:tab/>Called when an ad fails to load.</text:p>
      <text:p text:style-name="P31"><text:soft-page-break/></text:p>
      <text:list xml:id="list7689885694317221246" text:style-name="L12">
        <text:list-header>
          <text:p text:style-name="P83">- (void)<text:span text:style-name="T15">willResizeAd</text:span>:(MRAIDView *)adView <text:span text:style-name="T15">toSize</text:span>:(CGSize)size;</text:p>
          <text:list>
            <text:list-item>
              <text:list>
                <text:list-header>
                  <text:p text:style-name="P72">Called before the ad is resized in place to allow the parent application to <text:s/>animate things if desired.</text:p>
                </text:list-header>
              </text:list>
            </text:list-item>
          </text:list>
        </text:list-header>
      </text:list>
      <text:p text:style-name="P31"/>
      <text:list xml:id="list739216217362218856" text:style-name="L13">
        <text:list-header>
          <text:p text:style-name="P84">- (void)<text:span text:style-name="T15">didResizeAd</text:span>:(MRAIDView *)adView <text:span text:style-name="T15">toSize</text:span>:(CGSize)size;</text:p>
          <text:list>
            <text:list-item>
              <text:list>
                <text:list-header>
                  <text:p text:style-name="P73">Called after the ad is resized in place to allow the parent application to animate things if desired.</text:p>
                </text:list-header>
              </text:list>
            </text:list-item>
          </text:list>
        </text:list-header>
      </text:list>
      <text:p text:style-name="P31"/>
      <text:p text:style-name="P31">- (void)<text:span text:style-name="T15">adWillShow</text:span>:(MRAIDView *)adView;</text:p>
      <text:p text:style-name="P31"><text:tab/><text:tab/>Called just before to an ad is displayed.</text:p>
      <text:p text:style-name="P31"/>
      <text:list xml:id="list8940951844030613833" text:style-name="L14">
        <text:list-header>
          <text:p text:style-name="P85">- (void)<text:span text:style-name="T15">adDidShow</text:span>:(MRAIDView *)adView;</text:p>
          <text:list>
            <text:list-header>
              <text:p text:style-name="P89"><text:s text:c="12"/>Called just after to an ad is displayed</text:p>
            </text:list-header>
          </text:list>
        </text:list-header>
      </text:list>
      <text:p text:style-name="P31"/>
      <text:p text:style-name="P38">- (void)<text:span text:style-name="T15">adWillHide</text:span>:(MRAIDView *)adView;</text:p>
      <text:p text:style-name="P38"><text:tab/>Called just before an ad is hidden.</text:p>
      <text:p text:style-name="P38"/>
      <text:p text:style-name="P38">- (void)<text:span text:style-name="T15">adDidHide</text:span>:(MRAIDView *)adView;</text:p>
      <text:p text:style-name="P38"><text:tab/>Called just after an ad is hidden.</text:p>
      <text:p text:style-name="P38"/>
      <text:p text:style-name="P38">- (void)<text:span text:style-name="T15">willExpandAd</text:span>:(MRAIDView *)adView <text:span text:style-name="T15">toFrame</text:span>:(CGRect)frame;</text:p>
      <text:p text:style-name="P38"><text:tab/>Called just before an ad expands.</text:p>
      <text:p text:style-name="P38"/>
      <text:p text:style-name="P38">- (void)<text:span text:style-name="T15">didExpandAd</text:span>:(MRAIDView *)adView <text:span text:style-name="T15">toFrame</text:span>:(CGRect)frame;</text:p>
      <text:p text:style-name="P38"><text:tab/>Called just after an ad expands.</text:p>
      <text:p text:style-name="P38"/>
      <text:p text:style-name="P38">- (void)<text:span text:style-name="T15">adWillClose</text:span>:(MRAIDView *)adView;</text:p>
      <text:p text:style-name="P38"><text:tab/>Called just before an ad closes.</text:p>
      <text:p text:style-name="P38"/>
      <text:p text:style-name="P38">- (void)<text:span text:style-name="T15">adDidClose</text:span>:(MRAIDView *)adView;</text:p>
      <text:p text:style-name="P38"><text:tab/>Called just after an ad closes.</text:p>
      <text:p text:style-name="P38"/>
      <text:p text:style-name="P38">- (void)<text:span text:style-name="T15">appShouldSuspendForAd</text:span>:(MRAIDView *)adView;</text:p>
      <text:p text:style-name="P38"><text:tab/>Called when the ad will being loading heavy content (usually when the ad goes into full <text:soft-page-break/><text:tab/>screen display)</text:p>
      <text:p text:style-name="P38"/>
      <text:p text:style-name="P38">- (void)<text:span text:style-name="T15">appShouldResumeFromAd</text:span>:(MRAIDView *)adView;</text:p>
      <text:p text:style-name="P38"><text:tab/>Called when the ad is finished with the heavy content (usually when the ad returns from <text:tab/>full screen display)</text:p>
      <text:p text:style-name="P38"/>
      <text:p text:style-name="P38">- (void)<text:span text:style-name="T15">placePhoneCall</text:span>:(NSString *)number;</text:p>
      <text:p text:style-name="P38"><text:tab/>Allows the application to override the phone call process to, for example, display an <text:tab/>alert to the user before placing a call.</text:p>
      <text:p text:style-name="P38"/>
      <text:p text:style-name="P38">- (void)<text:span text:style-name="T15">placeCallToAppStore</text:span>:(NSString *)urlString;</text:p>
      <text:p text:style-name="P38"><text:tab/>Allows the application to override the action to open the App Store, for example to <text:tab/>display an alert to the user before opening the store.</text:p>
      <text:p text:style-name="P38"/>
      <text:p text:style-name="P38"/>
      <text:p text:style-name="P38">- (void)<text:span text:style-name="T15">createCalendarEntryForDate</text:span>:(NSDate *)date <text:span text:style-name="T15">title</text:span>:(NSString *)title <text:span text:style-name="T15">body</text:span>:(NSString *)body;</text:p>
      <text:p text:style-name="P27"><text:tab/><text:tab/>Allows the application to override the process for creating calendar entries to, for <text:tab/><text:tab/>example, display an alert before the event view is created. <text:s text:c="15"/></text:p>
      <text:p text:style-name="P38"/>
      <text:p text:style-name="P38">- (void)<text:span text:style-name="T15">showURLFullScreen</text:span>:(NSURL *)url <text:span text:style-name="T15">sourceView</text:span>:(UIView *)view;</text:p>
      <text:p text:style-name="P31"><text:tab/><text:tab/>Allows the application to inject itself into the full screen browser menu to handle the <text:tab/>“go” method (send to Safari, Facebook etc.)</text:p>
      <text:p text:style-name="P32"/>
      <text:h text:style-name="P47" text:outline-level="1">Usages of SDK</text:h>
      <text:p text:style-name="P9">As illustrated, the “EmediateAdView” is the Mobile Ad container, which will be invoked within your project source code. Similarly, “EmediateAdView” is extended as a iOS UIWebView. </text:p>
      <text:h text:style-name="P54" text:outline-level="2">Basic Class import</text:h>
      <text:p text:style-name="P13"/>
      <text:p text:style-name="P14">#import "EmediateAdView.h"</text:p>
      <text:h text:style-name="P54" text:outline-level="2">Add EmediateAdView</text:h>
      <text:p text:style-name="P10"/>
      <text:p text:style-name="P11">ViewController.h</text:p>
      <text:p text:style-name="P10"><text:line-break/><text:span text:style-name="T5">EmediateAdView* emediateAdView;</text:span></text:p>
      <text:p text:style-name="P10"><text:soft-page-break/></text:p>
      <text:p text:style-name="P11">ViewController.m</text:p>
      <text:p text:style-name="P12">emediateAdView = [[EmediateAdView alloc] initWithFrame:(CGRect){0, 0, 320, 50}];</text:p>
      <text:p text:style-name="P12">[emediateAdView setMraidDelegate:self]; //To recieve call backs from MRAID script for interactions by user</text:p>
      <text:p text:style-name="P12">[emediateAdView fetchCampaignWithRefreshRate:20]; //Rate at which ad changes...</text:p>
      <text:p text:style-name="P12">[emediateAdView enablePreloadWithCount:10]; //Number of ads to preload. Can be the same ad if the campaign has only one ad to serve.</text:p>
      <text:p text:style-name="P12">[emediateAdView setBaseURL:@"http://stage.emediate.eu/eas"]; //Base URL.</text:p>
      <text:p text:style-name="P12">[self.view addSubview:emediateAdView];</text:p>
      <text:p text:style-name="P12"/>
      <text:p text:style-name="P12"><text:s text:c="4"/>NSDictionary *dictionary = [[NSDictionary alloc] initWithObjectsAndKeys:@"512", @"cu", @"mu", @"cre", @"_blank", @"target", nil];</text:p>
      <text:p text:style-name="P12"><text:s text:c="4"/>[emediateAdView loadCreativeWithParameters:dictionary];</text:p>
      <text:p text:style-name="P12"/>
      <text:h text:style-name="P54" text:outline-level="2"/>
      <text:h text:style-name="P54" text:outline-level="2">Remove EmediateAdView</text:h>
      <text:p text:style-name="P11"/>
      <text:p text:style-name="P11">ViewController.m</text:p>
      <text:p text:style-name="P11"/>
      <text:p text:style-name="P10"><text:s text:c="2"/>if (<text:span text:style-name="T5">emediateAdView</text:span>)</text:p>
      <text:p text:style-name="P10"><text:s text:c="2"/>{</text:p>
      <text:p text:style-name="P10"><text:s text:c="4"/>[<text:span text:style-name="T5">emediateAdView</text:span> stop];</text:p>
      <text:p text:style-name="P10"><text:s text:c="4"/>[<text:span text:style-name="T5">emediateAdView</text:span> setMraidDelegate:nil];</text:p>
      <text:p text:style-name="P10"><text:s text:c="4"/>[ <text:span text:style-name="T5">emediateAdView</text:span> removeFromSuperview];</text:p>
      <text:p text:style-name="P10"><text:s text:c="4"/>[<text:span text:style-name="T5">emediateAdView</text:span> release];</text:p>
      <text:p text:style-name="P10"><text:s text:c="4"/><text:span text:style-name="T5">emediateAdView</text:span> = nil;</text:p>
      <text:p text:style-name="P10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Menlo Regular" svg:font-family="'Menlo Regular'" style:font-pitch="variable"/>
    <style:font-face style:name="ÇlÇr ñæí©" svg:font-family="'ÇlÇr ñæí©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in" fo:margin-right="0in" fo:margin-top="0in" fo:margin-bottom="0in" fo:text-indent="0in" style:auto-text-indent="false" style:page-number="auto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-complex="Times New Roman"/>
    </style:style>
    <style:style style:name="RTF_5f_Num_20_5_20_2" style:display-name="RTF_Num 5 2" style:family="text">
      <style:text-properties style:font-name-complex="Times New Roman"/>
    </style:style>
    <style:style style:name="RTF_5f_Num_20_5_20_3" style:display-name="RTF_Num 5 3" style:family="text">
      <style:text-properties style:font-name-complex="Times New Roman"/>
    </style:style>
    <style:style style:name="RTF_5f_Num_20_5_20_4" style:display-name="RTF_Num 5 4" style:family="text">
      <style:text-properties style:font-name-complex="Times New Roman"/>
    </style:style>
    <style:style style:name="RTF_5f_Num_20_5_20_5" style:display-name="RTF_Num 5 5" style:family="text">
      <style:text-properties style:font-name-complex="Times New Roman"/>
    </style:style>
    <style:style style:name="RTF_5f_Num_20_5_20_6" style:display-name="RTF_Num 5 6" style:family="text">
      <style:text-properties style:font-name-complex="Times New Roman"/>
    </style:style>
    <style:style style:name="RTF_5f_Num_20_5_20_7" style:display-name="RTF_Num 5 7" style:family="text">
      <style:text-properties style:font-name-complex="Times New Roman"/>
    </style:style>
    <style:style style:name="RTF_5f_Num_20_5_20_8" style:display-name="RTF_Num 5 8" style:family="text">
      <style:text-properties style:font-name-complex="Times New Roman"/>
    </style:style>
    <style:style style:name="RTF_5f_Num_20_5_20_9" style:display-name="RTF_Num 5 9" style:family="text">
      <style:text-properties style:font-name-complex="Times New Roman"/>
    </style:style>
    <style:style style:name="RTF_5f_Num_20_6_20_1" style:display-name="RTF_Num 6 1" style:family="text">
      <style:text-properties style:font-name-complex="Times New Roman"/>
    </style:style>
    <style:style style:name="RTF_5f_Num_20_6_20_2" style:display-name="RTF_Num 6 2" style:family="text">
      <style:text-properties style:font-name-complex="Times New Roman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-complex="Times New Roman"/>
    </style:style>
    <style:style style:name="RTF_5f_Num_20_7_20_2" style:display-name="RTF_Num 7 2" style:family="text">
      <style:text-properties style:font-name-complex="Times New Roman"/>
    </style:style>
    <style:style style:name="RTF_5f_Num_20_7_20_3" style:display-name="RTF_Num 7 3" style:family="text">
      <style:text-properties style:font-name-complex="Times New Roman"/>
    </style:style>
    <style:style style:name="RTF_5f_Num_20_7_20_4" style:display-name="RTF_Num 7 4" style:family="text">
      <style:text-properties style:font-name-complex="Times New Roman"/>
    </style:style>
    <style:style style:name="RTF_5f_Num_20_7_20_5" style:display-name="RTF_Num 7 5" style:family="text">
      <style:text-properties style:font-name-complex="Times New Roman"/>
    </style:style>
    <style:style style:name="RTF_5f_Num_20_7_20_6" style:display-name="RTF_Num 7 6" style:family="text">
      <style:text-properties style:font-name-complex="Times New Roman"/>
    </style:style>
    <style:style style:name="RTF_5f_Num_20_7_20_7" style:display-name="RTF_Num 7 7" style:family="text">
      <style:text-properties style:font-name-complex="Times New Roman"/>
    </style:style>
    <style:style style:name="RTF_5f_Num_20_7_20_8" style:display-name="RTF_Num 7 8" style:family="text">
      <style:text-properties style:font-name-complex="Times New Roman"/>
    </style:style>
    <style:style style:name="RTF_5f_Num_20_7_20_9" style:display-name="RTF_Num 7 9" style:family="text">
      <style:text-properties style:font-name-complex="Times New Roman"/>
    </style:style>
    <style:style style:name="RTF_5f_Num_20_8_20_1" style:display-name="RTF_Num 8 1" style:family="text">
      <style:text-properties fo:font-weight="normal" style:font-weight-asian="normal" style:font-name-complex="Times New Roman" style:font-weight-complex="normal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-complex="Times New Roman"/>
    </style:style>
    <style:style style:name="RTF_5f_Num_20_9_20_2" style:display-name="RTF_Num 9 2" style:family="text">
      <style:text-properties style:font-name-complex="Times New Roman"/>
    </style:style>
    <style:style style:name="RTF_5f_Num_20_9_20_3" style:display-name="RTF_Num 9 3" style:family="text">
      <style:text-properties style:font-name-complex="Times New Roman"/>
    </style:style>
    <style:style style:name="RTF_5f_Num_20_9_20_4" style:display-name="RTF_Num 9 4" style:family="text">
      <style:text-properties style:font-name-complex="Times New Roman"/>
    </style:style>
    <style:style style:name="RTF_5f_Num_20_9_20_5" style:display-name="RTF_Num 9 5" style:family="text">
      <style:text-properties style:font-name-complex="Times New Roman"/>
    </style:style>
    <style:style style:name="RTF_5f_Num_20_9_20_6" style:display-name="RTF_Num 9 6" style:family="text">
      <style:text-properties style:font-name-complex="Times New Roman"/>
    </style:style>
    <style:style style:name="RTF_5f_Num_20_9_20_7" style:display-name="RTF_Num 9 7" style:family="text">
      <style:text-properties style:font-name-complex="Times New Roman"/>
    </style:style>
    <style:style style:name="RTF_5f_Num_20_9_20_8" style:display-name="RTF_Num 9 8" style:family="text">
      <style:text-properties style:font-name-complex="Times New Roman"/>
    </style:style>
    <style:style style:name="RTF_5f_Num_20_9_20_9" style:display-name="RTF_Num 9 9" style:family="text">
      <style:text-properties style:font-name-complex="Times New Roman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3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3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3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space-before="0.5in"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1in" text:min-label-width="0.25in"/>
      </text:list-level-style-number>
      <text:list-level-style-number text:level="3" text:style-name="RTF_5f_Num_20_4_20_3" style:num-suffix="." style:num-format="i">
        <style:list-level-properties text:space-before="1.6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2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.5in" text:min-label-width="0.25in"/>
      </text:list-level-style-number>
      <text:list-level-style-number text:level="6" text:style-name="RTF_5f_Num_20_4_20_6" style:num-suffix="." style:num-format="i">
        <style:list-level-properties text:space-before="3.1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.5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4in" text:min-label-width="0.25in"/>
      </text:list-level-style-number>
      <text:list-level-style-number text:level="9" text:style-name="RTF_5f_Num_20_4_20_9" style:num-suffix="." style:num-format="i">
        <style:list-level-properties text:space-before="4.6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a" style:num-letter-sync="true">
        <style:list-level-properties text:space-before="0.5in" text:min-label-width="0.25in"/>
      </text:list-level-style-number>
      <text:list-level-style-number text:level="2" text:style-name="RTF_5f_Num_20_5_20_2" style:num-suffix="." style:num-format="a" style:num-letter-sync="true">
        <style:list-level-properties text:space-before="1in" text:min-label-width="0.25in"/>
      </text:list-level-style-number>
      <text:list-level-style-number text:level="3" text:style-name="RTF_5f_Num_20_5_20_3" style:num-suffix="." style:num-format="i">
        <style:list-level-properties text:space-before="1.6248in" text:min-label-width="0.1252in" fo:text-align="end"/>
      </text:list-level-style-number>
      <text:list-level-style-number text:level="4" text:style-name="RTF_5f_Num_20_5_20_4" style:num-suffix="." style:num-format="1">
        <style:list-level-properties text:space-before="2in" text:min-label-width="0.25in"/>
      </text:list-level-style-number>
      <text:list-level-style-number text:level="5" text:style-name="RTF_5f_Num_20_5_20_5" style:num-suffix="." style:num-format="a" style:num-letter-sync="true">
        <style:list-level-properties text:space-before="2.5in" text:min-label-width="0.25in"/>
      </text:list-level-style-number>
      <text:list-level-style-number text:level="6" text:style-name="RTF_5f_Num_20_5_20_6" style:num-suffix="." style:num-format="i">
        <style:list-level-properties text:space-before="3.1248in" text:min-label-width="0.1252in" fo:text-align="end"/>
      </text:list-level-style-number>
      <text:list-level-style-number text:level="7" text:style-name="RTF_5f_Num_20_5_20_7" style:num-suffix="." style:num-format="1">
        <style:list-level-properties text:space-before="3.5in" text:min-label-width="0.25in"/>
      </text:list-level-style-number>
      <text:list-level-style-number text:level="8" text:style-name="RTF_5f_Num_20_5_20_8" style:num-suffix="." style:num-format="a" style:num-letter-sync="true">
        <style:list-level-properties text:space-before="4in" text:min-label-width="0.25in"/>
      </text:list-level-style-number>
      <text:list-level-style-number text:level="9" text:style-name="RTF_5f_Num_20_5_20_9" style:num-suffix="." style:num-format="i">
        <style:list-level-properties text:space-before="4.6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25in" text:min-label-width="0.25in"/>
      </text:list-level-style-number>
      <text:list-level-style-number text:level="2" text:style-name="RTF_5f_Num_20_6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6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7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6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.25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6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space-before="0.25in" text:min-label-width="0.25in"/>
      </text:list-level-style-number>
      <text:list-level-style-number text:level="2" text:style-name="RTF_5f_Num_20_7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7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7_20_4" style:num-suffix="." style:num-format="1">
        <style:list-level-properties text:space-before="1.75in" text:min-label-width="0.25in"/>
      </text:list-level-style-number>
      <text:list-level-style-number text:level="5" text:style-name="RTF_5f_Num_20_7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7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7_20_7" style:num-suffix="." style:num-format="1">
        <style:list-level-properties text:space-before="3.25in" text:min-label-width="0.25in"/>
      </text:list-level-style-number>
      <text:list-level-style-number text:level="8" text:style-name="RTF_5f_Num_20_7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7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space-before="0.25in"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8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7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8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.25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8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text:style-name="RTF_5f_Num_20_9_20_1" style:num-suffix="." style:num-format="a" style:num-letter-sync="true">
        <style:list-level-properties text:space-before="0.5in" text:min-label-width="0.25in"/>
      </text:list-level-style-number>
      <text:list-level-style-number text:level="2" text:style-name="RTF_5f_Num_20_9_20_2" style:num-suffix="." style:num-format="a" style:num-letter-sync="true">
        <style:list-level-properties text:space-before="1in" text:min-label-width="0.25in"/>
      </text:list-level-style-number>
      <text:list-level-style-number text:level="3" text:style-name="RTF_5f_Num_20_9_20_3" style:num-suffix="." style:num-format="i">
        <style:list-level-properties text:space-before="1.6248in" text:min-label-width="0.1252in" fo:text-align="end"/>
      </text:list-level-style-number>
      <text:list-level-style-number text:level="4" text:style-name="RTF_5f_Num_20_9_20_4" style:num-suffix="." style:num-format="1">
        <style:list-level-properties text:space-before="2in" text:min-label-width="0.25in"/>
      </text:list-level-style-number>
      <text:list-level-style-number text:level="5" text:style-name="RTF_5f_Num_20_9_20_5" style:num-suffix="." style:num-format="a" style:num-letter-sync="true">
        <style:list-level-properties text:space-before="2.5in" text:min-label-width="0.25in"/>
      </text:list-level-style-number>
      <text:list-level-style-number text:level="6" text:style-name="RTF_5f_Num_20_9_20_6" style:num-suffix="." style:num-format="i">
        <style:list-level-properties text:space-before="3.1248in" text:min-label-width="0.1252in" fo:text-align="end"/>
      </text:list-level-style-number>
      <text:list-level-style-number text:level="7" text:style-name="RTF_5f_Num_20_9_20_7" style:num-suffix="." style:num-format="1">
        <style:list-level-properties text:space-before="3.5in" text:min-label-width="0.25in"/>
      </text:list-level-style-number>
      <text:list-level-style-number text:level="8" text:style-name="RTF_5f_Num_20_9_20_8" style:num-suffix="." style:num-format="a" style:num-letter-sync="true">
        <style:list-level-properties text:space-before="4in" text:min-label-width="0.25in"/>
      </text:list-level-style-number>
      <text:list-level-style-number text:level="9" text:style-name="RTF_5f_Num_20_9_20_9" style:num-suffix="." style:num-format="i">
        <style:list-level-properties text:space-before="4.6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style style:name="MP2" style:family="paragraph" style:parent-style-name="Footer">
      <style:text-properties style:font-name="Times New Roman" fo:font-size="9pt" style:font-size-asian="9pt" style:font-size-complex="9pt"/>
    </style:style>
    <style:style style:name="MT1" style:family="text">
      <style:text-properties style:font-name="Times New Roman1"/>
    </style:style>
    <style:style style:name="MT2" style:family="text">
      <style:text-properties style:font-name="Times New Roman"/>
    </style:style>
    <style:style style:name="MT3" style:family="text">
      <style:text-properties style:font-name="Times New Roman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pyright <text:span text:style-name="MT1">©</text:span><text:span text:style-name="MT2"> 2012 Emediate. All Rights Reserved.</text:span></text:p>
        <text:p text:style-name="MP2"/>
        <text:p text:style-name="Footer"><text:span text:style-name="MT3">Emediate | Emdrupvej 28B | 2100 Copenhagen | Tel. +45 70 20 91 95 | </text:span><text:a xlink:type="simple" xlink:href="mailto:info@emediate.com"><text:span text:style-name="MT3">info@emediate.com</text:span></text:a><text:span text:style-name="MT3"><text:tab/>Page </text:span><text:span text:style-name="MT3"><text:page-number text:select-page="current">7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 Wang</meta:initial-creator>
    <meta:creation-date>2012-11-05T11:24:19</meta:creation-date>
    <dc:date>2013-11-27T17:29:25</dc:date>
    <meta:editing-duration>P5DT16H19M41S</meta:editing-duration>
    <meta:editing-cycles>97</meta:editing-cycles>
    <meta:generator>OpenOffice/4.0.1$Unix OpenOffice.org_project/401m5$Build-9714</meta:generator>
    <dc:creator>Teodor Cristea</dc:creator>
    <meta:document-statistic meta:table-count="0" meta:image-count="2" meta:object-count="0" meta:page-count="11" meta:paragraph-count="238" meta:word-count="1673" meta:character-count="12205"/>
  </office:meta>
</office:document-meta>
</file>